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a048" officeooo:paragraph-rsid="0019a0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tubegubgubsnailma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1:49:45.822470725</meta:creation-date>
    <dc:date>2020-03-06T11:49:57.318000768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22" meta:non-whitespace-character-count="22"/>
    <meta:generator>LibreOffice/6.0.7.3$Linux_X86_64 LibreOffice_project/00m0$Build-3</meta:generator>
  </office:meta>
</office:document-meta>
</file>